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50.72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ail-classification">
      <style:table-properties table:display="true" style:writing-mode="lr-tb"/>
    </style:style>
    <style:style style:name="ta2" style:family="table" style:master-page-name="PageStyle_5f_order-status">
      <style:table-properties table:display="true" style:writing-mode="lr-tb"/>
    </style:style>
    <style:style style:name="ta3" style:family="table" style:master-page-name="PageStyle_5f_order-response">
      <style:table-properties table:display="true" style:writing-mode="lr-tb"/>
    </style:style>
    <style:style style:name="ta4" style:family="table" style:master-page-name="PageStyle_5f_inquiry-respons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mail-classification"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email ID</text:p>
          </table:table-cell>
          <table:table-cell table:style-name="ce1" office:value-type="string" calcext:value-type="string">
            <text:p>category</text:p>
          </table:table-cell>
          <table:table-cell table:number-columns-repeated="1022"/>
        </table:table-row>
        <table:table-row table:style-name="ro1">
          <table:table-cell table:style-name="ce1" office:value-type="string" calcext:value-type="string">
            <text:p>E001</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02</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03</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04</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05</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06</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07</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08</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09</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10</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11</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12</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13</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14</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15</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16</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17</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18</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19</text:p>
          </table:table-cell>
          <table:table-cell table:style-name="ce1" office:value-type="string" calcext:value-type="string">
            <text:p>order request</text:p>
          </table:table-cell>
          <table:table-cell table:number-columns-repeated="1022"/>
        </table:table-row>
        <table:table-row table:style-name="ro1">
          <table:table-cell table:style-name="ce1" office:value-type="string" calcext:value-type="string">
            <text:p>E020</text:p>
          </table:table-cell>
          <table:table-cell table:style-name="ce1" office:value-type="string" calcext:value-type="string">
            <text:p>product inquiry</text:p>
          </table:table-cell>
          <table:table-cell table:number-columns-repeated="1022"/>
        </table:table-row>
        <table:table-row table:style-name="ro1">
          <table:table-cell table:style-name="ce1" office:value-type="string" calcext:value-type="string">
            <text:p>E021</text:p>
          </table:table-cell>
          <table:table-cell table:style-name="ce1" office:value-type="string" calcext:value-type="string">
            <text:p>product inquiry</text:p>
          </table:table-cell>
          <table:table-cell table:number-columns-repeated="1022"/>
        </table:table-row>
        <table:table-row table:style-name="ro2" table:number-rows-repeated="1048553">
          <table:table-cell table:number-columns-repeated="1024"/>
        </table:table-row>
        <table:table-row table:style-name="ro2">
          <table:table-cell table:number-columns-repeated="1024"/>
        </table:table-row>
      </table:table>
      <table:table table:name="order-status" table:style-name="ta2">
        <table:table-column table:style-name="co1" table:number-columns-repeated="1024" table:default-cell-style-name="Default"/>
        <table:table-row table:style-name="ro1">
          <table:table-cell table:style-name="ce1" office:value-type="string" calcext:value-type="string">
            <text:p>email ID</text:p>
          </table:table-cell>
          <table:table-cell table:style-name="ce1" office:value-type="string" calcext:value-type="string">
            <text:p>product ID</text:p>
          </table:table-cell>
          <table:table-cell table:style-name="ce1" office:value-type="string" calcext:value-type="string">
            <text:p>quantity</text:p>
          </table:table-cell>
          <table:table-cell table:style-name="ce1" office:value-type="string" calcext:value-type="string">
            <text:p>status</text:p>
          </table:table-cell>
          <table:table-cell table:number-columns-repeated="1020"/>
        </table:table-row>
        <table:table-row table:style-name="ro1">
          <table:table-cell table:style-name="ce1" office:value-type="string" calcext:value-type="string">
            <text:p>E001</text:p>
          </table:table-cell>
          <table:table-cell table:style-name="ce1" office:value-type="string" calcext:value-type="string">
            <text:p>LTH0976</text:p>
          </table:table-cell>
          <table:table-cell table:style-name="ce1" office:value-type="float" office:value="4" calcext:value-type="float">
            <text:p>4</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02</text:p>
          </table:table-cell>
          <table:table-cell table:style-name="ce1" office:value-type="string" calcext:value-type="string">
            <text:p>VBT2345</text:p>
          </table:table-cell>
          <table:table-cell table:style-name="ce1" office:value-type="float" office:value="1" calcext:value-type="float">
            <text:p>1</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04</text:p>
          </table:table-cell>
          <table:table-cell table:style-name="ce1" office:value-type="string" calcext:value-type="string">
            <text:p>SFT1098</text:p>
          </table:table-cell>
          <table:table-cell table:style-name="ce1" office:value-type="float" office:value="4" calcext:value-type="float">
            <text:p>4</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07</text:p>
          </table:table-cell>
          <table:table-cell table:style-name="ce1" office:value-type="string" calcext:value-type="string">
            <text:p>CLF2109</text:p>
          </table:table-cell>
          <table:table-cell table:style-name="ce1" office:value-type="float" office:value="5" calcext:value-type="float">
            <text:p>5</text:p>
          </table:table-cell>
          <table:table-cell table:style-name="ce1" office:value-type="string" calcext:value-type="string">
            <text:p>out-of-stock</text:p>
          </table:table-cell>
          <table:table-cell table:number-columns-repeated="1020"/>
        </table:table-row>
        <table:table-row table:style-name="ro1">
          <table:table-cell table:style-name="ce1" office:value-type="string" calcext:value-type="string">
            <text:p>E007</text:p>
          </table:table-cell>
          <table:table-cell table:style-name="ce1" office:value-type="string" calcext:value-type="string">
            <text:p>FZZ1098</text:p>
          </table:table-cell>
          <table:table-cell table:style-name="ce1" office:value-type="float" office:value="2" calcext:value-type="float">
            <text:p>2</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08</text:p>
          </table:table-cell>
          <table:table-cell table:style-name="ce1" office:value-type="string" calcext:value-type="string">
            <text:p>VSC6789</text:p>
          </table:table-cell>
          <table:table-cell table:style-name="ce1" office:value-type="float" office:value="1" calcext:value-type="float">
            <text:p>1</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10</text:p>
          </table:table-cell>
          <table:table-cell table:style-name="ce1" office:value-type="string" calcext:value-type="string">
            <text:p>RSG8901</text:p>
          </table:table-cell>
          <table:table-cell table:style-name="ce1" office:value-type="float" office:value="1" calcext:value-type="float">
            <text:p>1</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13</text:p>
          </table:table-cell>
          <table:table-cell table:style-name="ce1" office:value-type="string" calcext:value-type="string">
            <text:p>SLD7654</text:p>
          </table:table-cell>
          <table:table-cell table:style-name="ce1" office:value-type="float" office:value="1" calcext:value-type="float">
            <text:p>1</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14</text:p>
          </table:table-cell>
          <table:table-cell table:style-name="ce1" office:value-type="string" calcext:value-type="string">
            <text:p>SWL2345</text:p>
          </table:table-cell>
          <table:table-cell table:style-name="ce1" office:value-type="float" office:value="1" calcext:value-type="float">
            <text:p>1</text:p>
          </table:table-cell>
          <table:table-cell table:style-name="ce1" office:value-type="string" calcext:value-type="string">
            <text:p>created</text:p>
          </table:table-cell>
          <table:table-cell table:number-columns-repeated="1020"/>
        </table:table-row>
        <table:table-row table:style-name="ro1">
          <table:table-cell table:style-name="ce1" office:value-type="string" calcext:value-type="string">
            <text:p>E017</text:p>
          </table:table-cell>
          <table:table-cell table:style-name="ce1" office:value-type="string" calcext:value-type="string">
            <text:p>AAA0000</text:p>
          </table:table-cell>
          <table:table-cell table:style-name="ce1" office:value-type="float" office:value="1" calcext:value-type="float">
            <text:p>1</text:p>
          </table:table-cell>
          <table:table-cell table:style-name="ce1" office:value-type="string" calcext:value-type="string">
            <text:p>out-of-stock</text:p>
          </table:table-cell>
          <table:table-cell table:number-columns-repeated="1020"/>
        </table:table-row>
        <table:table-row table:style-name="ro1">
          <table:table-cell table:style-name="ce1" office:value-type="string" calcext:value-type="string">
            <text:p>E018</text:p>
          </table:table-cell>
          <table:table-cell table:style-name="ce1" office:value-type="string" calcext:value-type="string">
            <text:p>RSG8901</text:p>
          </table:table-cell>
          <table:table-cell table:style-name="ce1" office:value-type="float" office:value="2" calcext:value-type="float">
            <text:p>2</text:p>
          </table:table-cell>
          <table:table-cell table:style-name="ce1" office:value-type="string" calcext:value-type="string">
            <text:p>out-of-stock</text:p>
          </table:table-cell>
          <table:table-cell table:number-columns-repeated="1020"/>
        </table:table-row>
        <table:table-row table:style-name="ro1">
          <table:table-cell table:style-name="ce1" office:value-type="string" calcext:value-type="string">
            <text:p>E019</text:p>
          </table:table-cell>
          <table:table-cell table:style-name="ce1" office:value-type="string" calcext:value-type="string">
            <text:p>CBT8901</text:p>
          </table:table-cell>
          <table:table-cell table:style-name="ce1" office:value-type="float" office:value="1" calcext:value-type="float">
            <text:p>1</text:p>
          </table:table-cell>
          <table:table-cell table:style-name="ce1" office:value-type="string" calcext:value-type="string">
            <text:p>created</text:p>
          </table:table-cell>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table table:name="order-response" table:style-name="ta3">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email ID</text:p>
          </table:table-cell>
          <table:table-cell table:style-name="ce1" office:value-type="string" calcext:value-type="string">
            <text:p>response</text:p>
          </table:table-cell>
          <table:table-cell table:number-columns-repeated="1022"/>
        </table:table-row>
        <table:table-row table:style-name="ro1">
          <table:table-cell table:style-name="ce1" office:value-type="string" calcext:value-type="string">
            <text:p>E001</text:p>
          </table:table-cell>
          <table:table-cell table:style-name="ce1" office:value-type="string" calcext:value-type="string">
            <text:p>Dear Customer,</text:p>
            <text:p/>
            <text:p>Thank you for your interest in our Leather Bifold Wallets. Your order for the remaining LTH0976 Leather Bifold Wallets has been fully processed. Here are the details of your order:</text:p>
            <text:p/>
            <text:p>- Product Name: Leather Bifold Wallet</text:p>
            <text:p>- Product ID: LTH0976</text:p>
            <text:p>- Quantity: 4</text:p>
            <text:p>- Price per unit: $21.00</text:p>
            <text:p>- Total Price: $84.00</text:p>
            <text:p/>
            <text:p>We hope these wallets serve as a fantastic addition to your new boutique shop. Should you have any further questions, feel free to contact us.</text:p>
            <text:p/>
            <text:p>Best regards,</text:p>
            <text:p>Customer Service Team</text:p>
          </table:table-cell>
          <table:table-cell table:number-columns-repeated="1022"/>
        </table:table-row>
        <table:table-row table:style-name="ro1">
          <table:table-cell table:style-name="ce1" office:value-type="string" calcext:value-type="string">
            <text:p>E002</text:p>
          </table:table-cell>
          <table:table-cell table:style-name="ce1" office:value-type="string" calcext:value-type="string">
            <text:p>Dear Jessica,</text:p>
            <text:p/>
            <text:p>Thank you for reaching out to us. Your order for the VBT2345 Vibrant Tote bag has been successfully processed. Below are the details:</text:p>
            <text:p/>
            <text:p>- Product Name: Vibrant Tote</text:p>
            <text:p>- Product ID: VBT2345</text:p>
            <text:p>- Quantity: 1</text:p>
            <text:p>- Price: $39.00</text:p>
            <text:p/>
            <text:p>We are delighted to provide you with a product from our collection. If you need further assistance or have other inquiries, please feel free to contact us.</text:p>
            <text:p/>
            <text:p>Sincerely,</text:p>
            <text:p>Customer Service Team</text:p>
          </table:table-cell>
          <table:table-cell table:number-columns-repeated="1022"/>
        </table:table-row>
        <table:table-row table:style-name="ro1">
          <table:table-cell table:style-name="ce1" office:value-type="string" calcext:value-type="string">
            <text:p>E004</text:p>
          </table:table-cell>
          <table:table-cell table:style-name="ce1" office:value-type="string" calcext:value-type="string">
            <text:p>Dear Customer,</text:p>
            <text:p/>
            <text:p>We are pleased to inform you that your order for the SFT1098 Infinity Scarves has been fully processed. Here are the details:</text:p>
            <text:p/>
            <text:p>- Product Name: Infinity Scarf</text:p>
            <text:p>- Product ID: SFT1098</text:p>
            <text:p>- Quantity: 4</text:p>
            <text:p>- Price per unit: $28.00</text:p>
            <text:p>- Total Price: $112.00</text:p>
            <text:p/>
            <text:p>We are confident that these scarves will be a wonderful addition to your collection. For any additional needs or questions, please feel free to reach out.</text:p>
            <text:p/>
            <text:p>Warm regards,</text:p>
            <text:p>Customer Service Team</text:p>
          </table:table-cell>
          <table:table-cell table:number-columns-repeated="1022"/>
        </table:table-row>
        <table:table-row table:style-name="ro1">
          <table:table-cell table:style-name="ce1" office:value-type="string" calcext:value-type="string">
            <text:p>E007</text:p>
          </table:table-cell>
          <table:table-cell table:style-name="ce1" office:value-type="string" calcext:value-type="string">
            <text:p>Dear Liz,</text:p>
            <text:p/>
            <text:p>Thank you for choosing our products for your holiday gift baskets. Unfortunately, the CLF2109 Cable Knit Beanies are currently out of stock. However, your order for the FZZ1098 Fuzzy Slippers has been processed:</text:p>
            <text:p/>
            <text:p>- Product Name: Fuzzy Slippers</text:p>
            <text:p>- Product ID: FZZ1098</text:p>
            <text:p>- Quantity: 2</text:p>
            <text:p>- Price per unit: $29.00</text:p>
            <text:p>- Total Price: $58.00</text:p>
            <text:p/>
            <text:p>We apologize for any inconvenience and suggest either waiting for a restock of the beanies or considering alternative products like the Chunky Knit Beanie. Should you have any preferences or require further assistance, please let us know.</text:p>
            <text:p/>
            <text:p>Best wishes,</text:p>
            <text:p>Customer Service Team</text:p>
          </table:table-cell>
          <table:table-cell table:number-columns-repeated="1022"/>
        </table:table-row>
        <table:table-row table:style-name="ro1">
          <table:table-cell table:style-name="ce1" office:value-type="string" calcext:value-type="string">
            <text:p>E008</text:p>
          </table:table-cell>
          <table:table-cell table:style-name="ce1" office:value-type="string" calcext:value-type="string">
            <text:p>Dear Customer,</text:p>
            <text:p/>
            <text:p>Thank you for your interest in our versatile products. Your order for the Versatile Scarf has been successfully processed. Here are the details:</text:p>
            <text:p/>
            <text:p>- Product Name: Versatile Scarf</text:p>
            <text:p>- Product ID: VSC6789</text:p>
            <text:p>- Quantity: 1</text:p>
            <text:p>- Price: $23.00</text:p>
            <text:p/>
            <text:p>If you need further assistance or have additional inquiries, please do not hesitate to contact us.</text:p>
            <text:p/>
            <text:p>Kind regards,</text:p>
            <text:p>Customer Service Team</text:p>
          </table:table-cell>
          <table:table-cell table:number-columns-repeated="1022"/>
        </table:table-row>
        <table:table-row table:style-name="ro1">
          <table:table-cell table:style-name="ce1" office:value-type="string" calcext:value-type="string">
            <text:p>E010</text:p>
          </table:table-cell>
          <table:table-cell table:style-name="ce1" office:value-type="string" calcext:value-type="string">
            <text:p>Dear Customer,</text:p>
            <text:p/>
            <text:p>We are pleased to inform you that your order for the Retro Sunglasses has been successfully processed. Details are as follows:</text:p>
            <text:p/>
            <text:p>- Product Name: Retro Sunglasses</text:p>
            <text:p>- Product ID: RSG8901</text:p>
            <text:p>- Quantity: 1</text:p>
            <text:p>- Price: $26.99</text:p>
            <text:p/>
            <text:p>Should you have any further inquiries or require other assistance, feel free to reach out to us.</text:p>
            <text:p/>
            <text:p>Warm regards,</text:p>
            <text:p>Customer Service Team</text:p>
          </table:table-cell>
          <table:table-cell table:number-columns-repeated="1022"/>
        </table:table-row>
        <table:table-row table:style-name="ro1">
          <table:table-cell table:style-name="ce1" office:value-type="string" calcext:value-type="string">
            <text:p>E013</text:p>
          </table:table-cell>
          <table:table-cell table:style-name="ce1" office:value-type="string" calcext:value-type="string">
            <text:p>Dear Marco,</text:p>
            <text:p/>
            <text:p>Thank you for selecting our store for your summer shopping. Your order for the Men's Slide Sandals has been successfully processed. Below are the details:</text:p>
            <text:p/>
            <text:p>- Product Name: Slide Sandals</text:p>
            <text:p>- Product ID: SLD7654</text:p>
            <text:p>- Quantity: 1</text:p>
            <text:p>- Price: $22.00</text:p>
            <text:p/>
            <text:p>Please contact us if you have any further questions or require additional assistance.</text:p>
            <text:p/>
            <text:p>Best regards,</text:p>
            <text:p>Customer Service Team</text:p>
          </table:table-cell>
          <table:table-cell table:number-columns-repeated="1022"/>
        </table:table-row>
        <table:table-row table:style-name="ro1">
          <table:table-cell table:style-name="ce1" office:value-type="string" calcext:value-type="string">
            <text:p>E014</text:p>
          </table:table-cell>
          <table:table-cell table:style-name="ce1" office:value-type="string" calcext:value-type="string">
            <text:p>Dear Johny,</text:p>
            <text:p/>
            <text:p>Thank you for your order with us. We are pleased to let you know that your order for the Sleek Wallet has been processed. Details of your order are as follows:</text:p>
            <text:p/>
            <text:p>- Product Name: Sleek Wallet</text:p>
            <text:p>- Product ID: SWL2345</text:p>
            <text:p>- Quantity: 1</text:p>
            <text:p>- Price: $30.00</text:p>
            <text:p/>
            <text:p>If you need any further assistance, do not hesitate to reach out to us.</text:p>
            <text:p/>
            <text:p>Sincerely,</text:p>
            <text:p>Customer Service Team</text:p>
          </table:table-cell>
          <table:table-cell table:style-name="ce1" table:number-columns-repeated="22"/>
          <table:table-cell table:number-columns-repeated="1000"/>
        </table:table-row>
        <table:table-row table:style-name="ro1">
          <table:table-cell table:style-name="ce1" office:value-type="string" calcext:value-type="string">
            <text:p>E017</text:p>
          </table:table-cell>
          <table:table-cell table:style-name="ce1" office:value-type="string" calcext:value-type="string">
            <text:p>Dear Customer,</text:p>
            <text:p/>
            <text:p>Thank you for your interest in our products. Unfortunately, we could not precisely identify the item you wish to order, as the description provided was too general. Could you please provide more specific details about the product? Alternatively, you may browse our catalog for available options. </text:p>
            <text:p/>
            <text:p>We look forward to assisting you further once we receive the additional details.</text:p>
            <text:p/>
            <text:p>Best regards,</text:p>
            <text:p>Customer Service Team</text:p>
          </table:table-cell>
          <table:table-cell table:style-name="ce1" table:number-columns-repeated="22"/>
          <table:table-cell table:number-columns-repeated="1000"/>
        </table:table-row>
        <table:table-row table:style-name="ro1">
          <table:table-cell table:style-name="ce1" office:value-type="string" calcext:value-type="string">
            <text:p>E018</text:p>
          </table:table-cell>
          <table:table-cell table:style-name="ce1" office:value-type="string" calcext:value-type="string">
            <text:p>Dear Customer,</text:p>
            <text:p/>
            <text:p>Thank you for your interest in our Retro Sunglasses. Unfortunately, due to high demand, this item (RSG8901) is currently out of stock. We apologize for the inconvenience. You may choose to wait for it to be restocked or consider exploring other options from our sunglasses collection.</text:p>
            <text:p/>
            <text:p>Please let us know how you would like to proceed, and if you wish to be contacted once the product is available again.</text:p>
            <text:p/>
            <text:p>Kind regards,</text:p>
            <text:p>Customer Service Team</text:p>
          </table:table-cell>
          <table:table-cell table:style-name="ce1" table:number-columns-repeated="22"/>
          <table:table-cell table:number-columns-repeated="1000"/>
        </table:table-row>
        <table:table-row table:style-name="ro1">
          <table:table-cell table:style-name="ce1" office:value-type="string" calcext:value-type="string">
            <text:p>E019</text:p>
          </table:table-cell>
          <table:table-cell table:style-name="ce1" office:value-type="string" calcext:value-type="string">
            <text:p>Dear Customer,</text:p>
            <text:p/>
            <text:p>Thank you for your continuous support and kind words about our products. Your order for the Chelsea Boots has been successfully processed. Here are the details:</text:p>
            <text:p/>
            <text:p>- Product Name: Chelsea Boots</text:p>
            <text:p>- Product ID: CBT8901</text:p>
            <text:p>- Quantity: 1</text:p>
            <text:p>- Price: $65.00</text:p>
            <text:p/>
            <text:p>Although you are not placing an order for the Retro Sunglasses this time, please feel free to reach out whenever you wish to proceed. We would be happy to assist you.</text:p>
            <text:p/>
            <text:p>Sincerely,</text:p>
            <text:p>Customer Service Team</text:p>
          </table:table-cell>
          <table:table-cell table:style-name="ce1" table:number-columns-repeated="22"/>
          <table:table-cell table:number-columns-repeated="1000"/>
        </table:table-row>
        <table:table-row table:style-name="ro2" table:number-rows-repeated="1048563">
          <table:table-cell table:number-columns-repeated="1024"/>
        </table:table-row>
        <table:table-row table:style-name="ro2">
          <table:table-cell table:number-columns-repeated="1024"/>
        </table:table-row>
      </table:table>
      <table:table table:name="inquiry-response" table:style-name="ta4">
        <table:table-column table:style-name="co1" table:number-columns-repeated="1024" table:default-cell-style-name="Default"/>
        <table:table-row table:style-name="ro1">
          <table:table-cell table:style-name="ce1" office:value-type="string" calcext:value-type="string">
            <text:p>email ID</text:p>
          </table:table-cell>
          <table:table-cell table:style-name="ce1" office:value-type="string" calcext:value-type="string">
            <text:p>response</text:p>
          </table:table-cell>
          <table:table-cell table:number-columns-repeated="1022"/>
        </table:table-row>
        <table:table-row table:style-name="ro1">
          <table:table-cell table:style-name="ce1" office:value-type="string" calcext:value-type="string">
            <text:p>E003</text:p>
          </table:table-cell>
          <table:table-cell table:style-name="ce1" office:value-type="string" calcext:value-type="string">
            <text:p>Dear David,</text:p>
            <text:p/>
            <text:p>Thank you for reaching out to us with your inquiry about the LTH1098 Leather Backpack and the Leather Tote. Both of these styles offer great functionality for carrying a laptop and documents. </text:p>
            <text:p/>
            <text:p>The LTH1098 Leather Backpack, priced at $43.99, features multiple organizational pockets both inside and outside, making it suitable for someone who requires more compartmentalization. On the other hand, the Leather Tote, priced at $28.00, provides a more open interior which is excellent for larger items but offers fewer separate organizational pockets. </text:p>
            <text:p/>
            <text:p>Depending on how you like to organize your belongings, you might find the backpack more aligned with your needs if you carry many small items often. Please feel free to contact us should you have any further questions.</text:p>
            <text:p/>
            <text:p>Best Regards,</text:p>
            <text:p>Customer Service Team</text:p>
          </table:table-cell>
          <table:table-cell table:number-columns-repeated="1022"/>
        </table:table-row>
        <table:table-row table:style-name="ro1">
          <table:table-cell table:style-name="ce1" office:value-type="string" calcext:value-type="string">
            <text:p>E005</text:p>
          </table:table-cell>
          <table:table-cell table:style-name="ce1" office:value-type="string" calcext:value-type="string">
            <text:p>Good day,</text:p>
            <text:p/>
            <text:p>Thank you for your interest in our CSH1098 Cozy Shawl. Priced at $22.00, this versatile piece is indeed designed to function both as a lightweight blanket and a thick wrapping scarf. The material is soft and comfortable, making it suitable for a warm lap blanket, particularly beneficial if you are considering it as a gift for your grandmother.</text:p>
            <text:p/>
            <text:p>Should you have any further inquiries or need assistance, feel free to reach out to us.</text:p>
            <text:p/>
            <text:p>Kind Regards,</text:p>
            <text:p>Customer Service Team</text:p>
          </table:table-cell>
          <table:table-cell table:number-columns-repeated="1022"/>
        </table:table-row>
        <table:table-row table:style-name="ro1">
          <table:table-cell table:style-name="ce1" office:value-type="string" calcext:value-type="string">
            <text:p>E009</text:p>
          </table:table-cell>
          <table:table-cell table:style-name="ce1" office:value-type="string" calcext:value-type="string">
            <text:p>Hola,</text:p>
            <text:p/>
            <text:p>Gracias por contactarnos acerca del DHN0987 Gorro de Punto Grueso. Este gorro está hecho de un material acrílico grueso, lo que lo hace muy cálido y adecuado para el uso durante el invierno.\n\nSi tiene más preguntas o necesita ayuda adicional, no dude en comunicarse con nosotros.</text:p>
            <text:p/>
            <text:p>Atentamente,</text:p>
            <text:p>Equipo de Atención al Cliente</text:p>
          </table:table-cell>
          <table:table-cell table:number-columns-repeated="1022"/>
        </table:table-row>
        <table:table-row table:style-name="ro1">
          <table:table-cell table:style-name="ce1" office:value-type="string" calcext:value-type="string">
            <text:p>E011</text:p>
          </table:table-cell>
          <table:table-cell table:style-name="ce1" office:value-type="string" calcext:value-type="string">
            <text:p>Hello,</text:p>
            <text:p/>
            <text:p>Thank you for your curiosity about our RSG8901 Retro Sunglasses. These sunglasses, priced at $26.99, are inspired by the iconic styles of the 1960s, offering a nostalgic and fashion-forward look perfect for adding a touch of vintage flair to your ensemble.\n\nIf you have any other questions or need further assistance, please feel free to reach out.</text:p>
            <text:p/>
            <text:p>Warm Regards,</text:p>
            <text:p>Customer Service Team</text:p>
          </table:table-cell>
          <table:table-cell table:number-columns-repeated="1022"/>
        </table:table-row>
        <table:table-row table:style-name="ro1">
          <table:table-cell table:style-name="ce1" office:value-type="string" calcext:value-type="string">
            <text:p>E012</text:p>
          </table:table-cell>
          <table:table-cell table:style-name="ce1" office:value-type="string" calcext:value-type="string">
            <text:p>Dear Valued Customer,</text:p>
            <text:p/>
            <text:p>Thank you for reaching out and sharing your past experiences with our leather briefcase. We are happy to suggest a couple of options for a new work bag that might meet your preferences.</text:p>
            <text:p/>
            <text:p>The Leather Messenger Bag (LTH2109), priced at $37.99, is slightly smaller than a traditional briefcase yet offers practical compartments for work necessities. Additionally, you might consider our Sleek Backpack (SBP4567) for a versatile and modern alternative, priced at $29.99, perfect for both professional and casual environments.</text:p>
            <text:p/>
            <text:p>Please let us know if you would like more detailed information or any further assistance.</text:p>
            <text:p/>
            <text:p>Kind Regards,</text:p>
            <text:p>Customer Service Team</text:p>
          </table:table-cell>
          <table:table-cell table:number-columns-repeated="1022"/>
        </table:table-row>
        <table:table-row table:style-name="ro1">
          <table:table-cell table:style-name="ce1" office:value-type="string" calcext:value-type="string">
            <text:p>E015</text:p>
          </table:table-cell>
          <table:table-cell table:style-name="ce1" office:value-type="string" calcext:value-type="string">
            <text:p>Good morning,</text:p>
            <text:p/>
            <text:p>Thank you for your inquiry in search of a stylish and practical men's bag for Thomas. Considering his professional and outdoor activities, we recommend our Leather Messenger Bag (LTH2109), which offers a classic look suitable for the office and is robust enough for outdoor use, priced at $37.99. Alternatively, the Sleek Backpack (SBP4567) at $29.99 provides a versatile design that can transition seamlessly from work to weekend adventures.</text:p>
            <text:p/>
            <text:p>If you have any more questions or require additional assistance, please feel free to contact us.</text:p>
            <text:p/>
            <text:p>Best Regards,</text:p>
            <text:p>Customer Service Team</text:p>
          </table:table-cell>
          <table:table-cell table:number-columns-repeated="1022"/>
        </table:table-row>
        <table:table-row table:style-name="ro1">
          <table:table-cell table:style-name="ce1" office:value-type="string" calcext:value-type="string">
            <text:p>E016</text:p>
          </table:table-cell>
          <table:table-cell table:style-name="ce1" office:value-type="string" calcext:value-type="string">
            <text:p>Hello Claire,</text:p>
            <text:p/>
            <text:p>Thank you for reaching out regarding a summer wedding dress that meets your preferences. Based on your description, I would recommend considering the Floral Maxi Dress (FLD9876), priced at $56.00. It offers a balanced silhouette that is neither too tight nor too loose, providing comfort and elegance ideal for an outdoor ceremony. </text:p>
            <text:p/>
            <text:p>For your travel bag needs, our Quilted Tote (QTP5432) offers style and practicality, priced at $29.00.</text:p>
            <text:p/>
            <text:p>Please let us know if you need any more help or further information.</text:p>
            <text:p/>
            <text:p>Warm Regards,</text:p>
            <text:p>Customer Service Team</text:p>
          </table:table-cell>
          <table:table-cell table:number-columns-repeated="1022"/>
        </table:table-row>
        <table:table-row table:style-name="ro1">
          <table:table-cell table:style-name="ce1" office:value-type="string" calcext:value-type="string">
            <text:p>E020</text:p>
          </table:table-cell>
          <table:table-cell table:style-name="ce1" office:value-type="string" calcext:value-type="string">
            <text:p>Hello Antonio,</text:p>
            <text:p/>
            <text:p>Thank you for your inquiry about the Saddle Bag. This bag is currently available at a price of $39.00. Its classic style and design make it suitable for the spring season as it complements a variety of outfits.</text:p>
            <text:p/>
            <text:p>Should you require additional details or have further questions, do not hesitate to contact us.</text:p>
            <text:p/>
            <text:p>Kind Regards,</text:p>
            <text:p>Customer Service Team</text:p>
          </table:table-cell>
          <table:table-cell table:number-columns-repeated="1022"/>
        </table:table-row>
        <table:table-row table:style-name="ro1">
          <table:table-cell table:style-name="ce1" office:value-type="string" calcext:value-type="string">
            <text:p>E021</text:p>
          </table:table-cell>
          <table:table-cell table:style-name="ce1" office:value-type="string" calcext:value-type="string">
            <text:p>Dear Valued Customer,</text:p>
            <text:p>Thank you for being a loyal customer and for showing interest in our winter collection. We currently offer the Chunky Knit Beanie (CHN0987), priced at $22.00. It is an excellent choice for adding warmth and style to your winter wardrobe.</text:p>
            <text:p/>
            <text:p>If you require further assistance or have additional queries, feel free to get in touch.</text:p>
            <text:p/>
            <text:p>Best Regards,</text:p>
            <text:p>Customer Service Team</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mail-classification" style:display-name="PageStyle_email-classification" style:page-layout-name="Mpm3">
      <style:header style:display="false"/>
      <style:header-left style:display="false"/>
      <style:footer style:display="false"/>
      <style:footer-left style:display="false"/>
    </style:master-page>
    <style:master-page style:name="PageStyle_5f_order-status" style:display-name="PageStyle_order-status" style:page-layout-name="Mpm3">
      <style:header style:display="false"/>
      <style:header-left style:display="false"/>
      <style:footer style:display="false"/>
      <style:footer-left style:display="false"/>
    </style:master-page>
    <style:master-page style:name="PageStyle_5f_order-response" style:display-name="PageStyle_order-response" style:page-layout-name="Mpm3">
      <style:header style:display="false"/>
      <style:header-left style:display="false"/>
      <style:footer style:display="false"/>
      <style:footer-left style:display="false"/>
    </style:master-page>
    <style:master-page style:name="PageStyle_5f_inquiry-response" style:display-name="PageStyle_inquiry-respon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40" meta:object-count="0"/>
    <meta:generator>LibreOfficeDev/6.0.5.2$Linux_X86_64 LibreOffice_project/</meta:generator>
  </office:meta>
</office:document-meta>
</file>